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n petit mot pour dire que le déplacement de fichier est possible (Coddingame déplacé sur bureau dans un nouveau fichie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03T06:51:11.90</meta:creation-date>
    <dc:date>2020-05-03T06:52:34.44</dc:date>
    <meta:editing-duration>PT1M22S</meta:editing-duration>
    <meta:editing-cycles>1</meta:editing-cycles>
    <meta:generator>OpenOffice/4.1.2$Win32 OpenOffice.org_project/412m3$Build-9782</meta:generator>
    <meta:document-statistic meta:table-count="0" meta:image-count="0" meta:object-count="0" meta:page-count="1" meta:paragraph-count="1" meta:word-count="20" meta:character-count="121"/>
  </office:meta>
</office:document-meta>
</file>